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StartupValidator.set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StartupValidator.afterPropertiesSe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DatabaseStartupValidator.se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StartupValidator.setValidationQuery( String validation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StartupValidato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